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officeooo:paragraph-rsid="0016f7d5"/>
    </style:style>
    <style:style style:name="P2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fo:color="#000000" loext:opacity="100%" fo:font-size="10pt" fo:font-weight="normal" officeooo:paragraph-rsid="0016f7d5" style:font-size-asian="10pt" style:font-weight-asian="normal" style:font-size-complex="10pt" style:font-weight-complex="normal"/>
    </style:style>
    <style:style style:name="P3" style:family="paragraph" style:parent-style-name="p1">
      <loext:graphic-properties draw:fill="none"/>
      <style:paragraph-properties fo:margin-top="0.212cm" fo:margin-bottom="0cm" style:contextual-spacing="false"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4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5" style:family="paragraph" style:parent-style-name="p1" style:master-page-name="">
      <loext:graphic-properties draw:fill="none"/>
      <style:paragraph-properties fo:orphans="2" fo:widows="2" fo:hyphenation-ladder-count="no-limit" style:page-number="auto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6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99529" style:font-size-asian="10pt" style:font-size-complex="10pt" fo:hyphenate="false" fo:hyphenation-remain-char-count="2" fo:hyphenation-push-char-count="2" loext:hyphenation-no-caps="false"/>
    </style:style>
    <style:style style:name="P7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d1f87" style:font-size-asian="10pt" style:font-size-complex="10pt" fo:hyphenate="false" fo:hyphenation-remain-char-count="2" fo:hyphenation-push-char-count="2" loext:hyphenation-no-caps="false"/>
    </style:style>
    <style:style style:name="P8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200e45" style:font-size-asian="10pt" style:font-size-complex="10pt" fo:hyphenate="false" fo:hyphenation-remain-char-count="2" fo:hyphenation-push-char-count="2" loext:hyphenation-no-caps="false"/>
    </style:style>
    <style:style style:name="P9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239d4b" style:font-size-asian="10pt" style:font-size-complex="10pt" fo:hyphenate="false" fo:hyphenation-remain-char-count="2" fo:hyphenation-push-char-count="2" loext:hyphenation-no-caps="false"/>
    </style:style>
    <style:style style:name="P10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rsid="00200e45" officeooo:paragraph-rsid="00200e45" style:font-size-asian="10pt" style:font-size-complex="10pt" fo:hyphenate="false" fo:hyphenation-remain-char-count="2" fo:hyphenation-push-char-count="2" loext:hyphenation-no-caps="false"/>
    </style:style>
    <style:style style:name="P11" style:family="paragraph" style:parent-style-name="p1">
      <loext:graphic-properties draw:fill="none"/>
      <style:paragraph-properties fo:margin-top="0.212cm" fo:margin-bottom="0cm" style:contextual-spacing="false"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12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13" style:family="paragraph" style:parent-style-name="p1">
      <loext:graphic-properties draw:fill="none"/>
      <style:paragraph-properties fo:margin-top="0.212cm" fo:margin-bottom="0cm" style:contextual-spacing="false" fo:orphans="2" fo:widows="2" fo:hyphenation-ladder-count="no-limit" fo:background-color="transparent" style:writing-mode="lr-tb">
        <style:tab-stops>
          <style:tab-stop style:position="5.239cm"/>
        </style:tab-stops>
      </style:paragraph-properties>
      <style:text-properties style:font-name="Arial2" fo:font-size="10pt" officeooo:paragraph-rsid="0027f932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tyle="italic" style:font-style-asian="italic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000000" loext:opacity="100%" fo:background-color="#ffffff" loext:char-shading-value="0" style:font-name-complex="Courier New"/>
    </style:style>
    <style:style style:name="T4" style:family="text">
      <style:text-properties officeooo:rsid="0016f7d5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Toc439853532"/>Tarefa 1. Escribir e probar consultas simples<text:bookmark-end text:name="_Toc439853532"/></text:p>
      <text:p text:style-name="P2">Sobre a base de datos <text:span text:style-name="T5">tendaBD</text:span>:</text:p>
      <text:p text:style-name="P5">1.1. Mostrar os datos de todas as tendas.</text:p>
      <text:p text:style-name="P4">SELECT tda_id, tda_poboacion, tda_xerente<text:line-break/>FROM tendas</text:p>
      <text:p text:style-name="P4">1.2. Mostrar os nomes de todos os provedores.</text:p>
      <text:p text:style-name="P4">SELECT prv_id, prv_nome<text:line-break/>FROM provedores</text:p>
      <text:p text:style-name="P6">1.3. Obter a lista das poboacións nas que existen clientes.</text:p>
      <text:p text:style-name="P7">SELECT DISTINCT clt_poboacion<text:line-break/>FROM clientes;</text:p>
      <text:p text:style-name="P4">1.4. Mostrar o prezo de venda de todos os artigos e o prezo que resultaría despois de aplicarlles un incremento do 10%.</text:p>
      <text:p text:style-name="P4">SELECT art_pv, art_pv * 10 / 100 + art_pv as precio_incrementado<text:line-break/>FROM artigos;</text:p>
      <text:p text:style-name="P4">1.5. Mostrar o número de cliente, apelidos e nome de todos os clientes de Madrid.</text:p>
      <text:p text:style-name="P4">SELECT cl_ip, clt_apelidos, clt_nome<text:line-break/>FROM clientes<text:line-break/>WHERE clt_poboacion LIKE 'MADRID';</text:p>
      <text:p text:style-name="P4">1.6. Seleccionar o código, descrición e peso dos artigos que pesen máis de 500 gramos.</text:p>
      <text:p text:style-name="P4">SELECT art_codigo, art_nome, art_peso<text:line-break/>FROM artigos<text:line-break/>WHERE art_peso &gt; 500;</text:p>
      <text:p text:style-name="P4">1.7. Seleccionar todos os artigos que teñan prezo de venda superior ou igual ao dobre do prezo de compra.</text:p>
      <text:p text:style-name="P4">SELECT art_codigo, art_nome, art_pv, art_pc<text:line-break/>FROM artigo<text:line-break/>WHERE art_pv &gt;= art_pc * 2;</text:p>
      <text:p text:style-name="P4">1.8. Seleccionar apelidos, nome, poboación e desconto, de todos clientes de Asturias ou Valencia que teñan un desconto superior ao 2% ou que non teñan desconto.</text:p>
      <text:p text:style-name="P4">SELECT clt_nome, clt_apelidos, clt_poboacion, clt_desconto<text:line-break/>FROM clientes<text:line-break/>WHERE clt_desconto &gt;= 2 OR clt_desconto = 0 OR clt_Desconto IS NULL<text:line-break/>AND (clt_poboacion LIKE 'ASTURIAS' OR clt_poboacion LIKE 'VALENCIA');</text:p>
      <text:p text:style-name="P4">1.9. Seleccionar todos os artigos de cor negra que pesen máis de 5000 gramos.</text:p>
      <text:p text:style-name="P4">SELECT *<text:line-break/>FROM artigos<text:line-break/>WHERE art_color LIKE 'negro' AND art_peso &gt; 5000;</text:p>
      <text:p text:style-name="P3">1.10. Obter todos os artigos que non son de cor negra ou que teñan un peso menor ou igual de 5000 gramos.</text:p>
      <text:p text:style-name="P3">SELECT *<text:line-break/>FROM artigos<text:line-break/>WHERE art_color NOT LIKE 'negro' AND art_peso &lt;= 5000; </text:p>
      <text:p text:style-name="P3"/>
      <text:p text:style-name="P3"/>
      <text:p text:style-name="P8"><text:soft-page-break/>1.11. Seleccionar os artigos que son de cor negra e pesan máis de 100 gramos, ou ben son de cor cyan.</text:p>
      <text:p text:style-name="P8">SELECT *<text:line-break/>FROM artigos<text:line-break/>WHERE art_color LIKE 'negro' AND art_peso &gt; 100 OR art_color LIKE 'cyan'; </text:p>
      <text:p text:style-name="P4">1.12. Facer unha lista dos artigos que teñan un prezo de compra entre 12 e 18 euros, ambos prezos incluídos.</text:p>
      <text:p text:style-name="P10">SELECT *<text:line-break/>FROM artigos<text:line-break/>WHERE art_pc &gt;= 12 AND art_pc &lt;= 18;</text:p>
      <text:p text:style-name="P4">1.13. Mostrar unha lista de artigos de cor negra ou de cor <text:span text:style-name="T1">cyan</text:span>.</text:p>
      <text:p text:style-name="P4">SELECT *<text:line-break/>FROM artigos <text:line-break/>WHERE art_color LIKE 'negro' OR art_color LIKE 'cyan'; </text:p>
      <text:p text:style-name="P4">1.14. Buscar un cliente do que se descoñece o apelido exacto, pero se sabe que as dúas primeiras letras son 'RO'.</text:p>
      <text:p text:style-name="P4">SELECT *<text:line-break/>FROM clientes<text:line-break/>WHERE clt_apelidos like 'RO%';</text:p>
      <text:p text:style-name="P3">1.15. Buscar clientes que teñan o nome de 5 letras, empezando por 'B' e terminando por 'A'.</text:p>
      <text:p text:style-name="P3">SELECT *<text:line-break/>FROM clientes<text:line-break/>WHERE clt_nome REGEXP 'B${5}A$';</text:p>
      <text:p text:style-name="P9">1.16. Buscar todos os artigos para os que non se gravou o seu color.</text:p>
      <text:p text:style-name="P9">SELECT *<text:line-break/>FROM artigos<text:line-break/>WHERE art_color IS NULL; </text:p>
      <text:p text:style-name="P4">1.17. Clasificar os artigos tendo en conta o seu peso, por orden decrecente.</text:p>
      <text:p text:style-name="P4">SELECT *<text:line-break/>FROM artigos<text:line-break/>ORDER BY art_peso DESC;</text:p>
      <text:p text:style-name="P4">1.18. Mostrar código de artigo, nome, prezo de compra, prezo de venda e marxe de beneficio (prezo de venda – prezo de compra) dos artigos que teñen un prezo de compra superior <text:s/>a 3000 euros, ordenados pola marxe.</text:p>
      <text:p text:style-name="P4">SELECT art_codigo, art_nome, art_pc, art_pv, art_pv - art_pc AS marxe_beneficio<text:line-break/>FROM artigos<text:line-break/>WHERE art_pc &gt; 3000<text:line-break/>ORDER BY marxe_beneficio DESC;</text:p>
      <text:p text:style-name="P3">1.19. Clasificar nome, provedor, stock e peso dos artigos que teñen un peso menor ou igual de 1000 gramos, por orden crecente do provedor. Cando os provedores coincidan, deben clasificarse polo stock en orden decrecente.</text:p>
      <text:p text:style-name="P3">SELECT art_nome, art_provedor, art_stock, art_peso<text:line-break/>FROM artigos<text:line-break/>WHERE art_peso &lt;= 1000<text:line-break/>ORDER BY art_provedor ASC, art_stock DESC;</text:p>
      <text:p text:style-name="P3"><text:span text:style-name="T2">1.20. </text:span>Seleccionar nome e apelidos dos clientes que teñan un apelido que empece por 'F' e remate por 'Z'.</text:p>
      <text:p text:style-name="P3">SELECT clt_nome, clt_apelidos<text:line-break/>FROM clientes<text:line-break/>WHERE clt_apelidos LIKE 'F%Z';</text:p>
      <text:p text:style-name="P3"/>
      <text:p text:style-name="P3"><text:soft-page-break/><text:span text:style-name="T2">1.21. </text:span>Seleccionar todos os artigos que leven a palabra LED, en maiúsculas, na súa descrición.</text:p>
      <text:p text:style-name="P3">SELECT *<text:line-break/>FROM artigos<text:line-break/>WHERE art_nome LIKE BINARY '%LED%';</text:p>
      <text:p text:style-name="P13"><text:span text:style-name="T2">1.22. </text:span>Seleccionar todos os artigos que teñan unha descrición que empece por 'CABI', sen diferenciar maiúsculas de minúsculas.</text:p>
      <text:p text:style-name="P13"><text:span text:style-name="T3">SELECT *<text:line-break/>FROM artigos<text:line-break/>WHERE art_nome LIKE 'CABI%';<text:tab/></text:span></text:p>
      <text:p text:style-name="P4"><text:span text:style-name="T2">1.23. </text:span>Comprobar que un número é un valor enteiro, que pode empezar polos símbolos + ou -.</text:p>
      <text:p text:style-name="P4"><text:span text:style-name="T2">1.24. </text:span>Seleccionar os clientes que teñan un apelido que empece pola letra 'a' ou pola letra 'f'.</text:p>
      <text:p text:style-name="P4">SELECT clt_nome, clt_apelidos<text:line-break/>FROM clientes<text:line-break/>WHERE clt_apelidos LIKE 'a%' OR 'f%';</text:p>
      <text:p text:style-name="P3"><text:span text:style-name="T2">1.25. </text:span>Seleccionar os clientes que teñan un apelido que non empece por 'a','b','c', ou 'd'.</text:p>
      <text:p text:style-name="P3">SELECT *<text:line-break/>FROM clientes<text:line-break/>WHERE clt_apelidos NOT LIKE 'a%' <text:line-break/>AND clt_apelidos NOT LIKE 'B%' <text:line-break/>AND clt_apelidos NOT LIKE 'C%' <text:line-break/>AND clt_apelidos NOT LIKE 'D%';</text:p>
      <text:p text:style-name="P3">1.26. Seleccionar os artigos que teñan un prezo de venta que remata en .00.</text:p>
      <text:p text:style-name="P3">SELECT *<text:line-break/>FROM atigos<text:line-break/>WHERE atr_pv LIKE '%.00';</text:p>
      <text:p text:style-name="P4"><text:span text:style-name="T2">1.27. </text:span>Seleccionar os clientes que teñen un nome que teña exactamente 5 <text:span text:style-name="T4">caracteres.</text:span></text:p>
      <text:p text:style-name="P4">SELECT *<text:line-break/>FROM clientes<text:line-break/>WHERE clt_nome LIKE '_____'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2-09T10:22:31.528000000</dc:date>
    <meta:editing-duration>PT39M6S</meta:editing-duration>
    <meta:editing-cycles>7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55" meta:word-count="791" meta:character-count="4787" meta:non-whitespace-character-count="4040"/>
  </office:meta>
</office:document-meta>
</file>